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paragraph-rsid="000abc94"/>
    </style:style>
    <style:style style:name="P3" style:family="paragraph" style:parent-style-name="Heading_20_1">
      <style:paragraph-properties fo:break-before="page"/>
      <style:text-properties officeooo:rsid="000abc94" officeooo:paragraph-rsid="000abc94"/>
    </style:style>
    <style:style style:name="P4" style:family="paragraph" style:parent-style-name="Title">
      <style:text-properties officeooo:rsid="0007204f" officeooo:paragraph-rsid="0007204f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">Dooble Web Browser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6"><text:a xlink:type="simple" xlink:href="#__RefHeading___Toc105_989239493" text:style-name="Index_20_Link" text:visited-style-name="Index_20_Link">Introduction<text:tab/>3</text:a></text:p>
        </text:index-body>
      </text:table-of-content>
      <text:p text:style-name="P1"/>
      <text:h text:style-name="P3" text:outline-level="1"><text:bookmark-start text:name="__RefHeading___Toc105_989239493"/>Introduction<text:bookmark-end text:name="__RefHeading___Toc105_989239493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0-29T19:41:42.530790117</dc:date>
    <meta:editing-duration>PT2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4" meta:word-count="9" meta:character-count="61" meta:non-whitespace-character-count="56"/>
  </office:meta>
</office:document-meta>
</file>